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Standard" style:list-style-name="L8">
      <style:paragraph-properties fo:text-align="justify" style:justify-single-word="false"/>
    </style:style>
    <style:style style:name="P11" style:family="paragraph" style:parent-style-name="Standard" style:list-style-name="L9">
      <style:paragraph-properties fo:text-align="justify" style:justify-single-word="false"/>
    </style:style>
    <style:style style:name="P12" style:family="paragraph" style:parent-style-name="Standard" style:list-style-name="L10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Standard">1. <text:span text:style-name="T1">(2,7 puntos)</text:span><text:tab/>En un programa se encuentran definidos (no hay que volver a definirlos) los objetos CPU y Pantalla con las siguientes propiedades y métodos:</text:p>
      <text:p text:style-name="Standard"/>
      <text:p text:style-name="Standard"><text:tab/>Propiedades de CPU:</text:p>
      <text:p text:style-name="Standard"/>
      <text:list xml:id="list4033583221" text:style-name="L1">
        <text:list-item>
          <text:p text:style-name="P3">descripcion</text:p>
        </text:list-item>
        <text:list-item>
          <text:p text:style-name="P3">memoria</text:p>
        </text:list-item>
        <text:list-item>
          <text:p text:style-name="P3">procesador</text:p>
        </text:list-item>
        <text:list-item>
          <text:p text:style-name="P3">capacidadHD</text:p>
        </text:list-item>
        <text:list-item>
          <text:p text:style-name="P3">precio</text:p>
        </text:list-item>
      </text:list>
      <text:p text:style-name="Standard"/>
      <text:p text:style-name="Standard"><text:tab/>Métodos de CPU:</text:p>
      <text:p text:style-name="Standard"/>
      <text:list xml:id="list2093108669" text:style-name="L2">
        <text:list-item>
          <text:p text:style-name="P4">imprimirPrecio()</text:p>
        </text:list-item>
      </text:list>
      <text:p text:style-name="Standard"/>
      <text:p text:style-name="Standard"><text:tab/>Propiedades de Pantalla:</text:p>
      <text:p text:style-name="Standard"/>
      <text:list xml:id="list472009276" text:style-name="L3">
        <text:list-item>
          <text:p text:style-name="P5">descripcion</text:p>
        </text:list-item>
        <text:list-item>
          <text:p text:style-name="P5">resolucion</text:p>
        </text:list-item>
        <text:list-item>
          <text:p text:style-name="P5">colores</text:p>
        </text:list-item>
        <text:list-item>
          <text:p text:style-name="P5">precio</text:p>
        </text:list-item>
      </text:list>
      <text:p text:style-name="Standard"/>
      <text:p text:style-name="Standard"><text:tab/>Métodos de Pantalla:</text:p>
      <text:p text:style-name="Standard"/>
      <text:list xml:id="list922692950" text:style-name="L4">
        <text:list-item>
          <text:p text:style-name="P6">numeroPixels()</text:p>
        </text:list-item>
        <text:list-item>
          <text:p text:style-name="P6">imprimirPrecio()</text:p>
        </text:list-item>
      </text:list>
      <text:p text:style-name="Standard"/>
      <text:p text:style-name="Standard"><text:tab/>Se pide definir el objeto Ordenador que esté formado por:</text:p>
      <text:p text:style-name="Standard"/>
      <text:list xml:id="list1115535600" text:style-name="L5">
        <text:list-item>
          <text:p text:style-name="P7">Un objeto CPU.</text:p>
        </text:list-item>
        <text:list-item>
          <text:p text:style-name="P7">Un objeto Pantalla.</text:p>
        </text:list-item>
        <text:list-item>
          <text:p text:style-name="P7">Una propiedad descripcionTeclado</text:p>
        </text:list-item>
        <text:list-item>
          <text:p text:style-name="P7">Una propiedad precioTeclado</text:p>
        </text:list-item>
        <text:list-item>
          <text:p text:style-name="P7">Una propiedad descripcionRaton</text:p>
        </text:list-item>
        <text:list-item>
          <text:p text:style-name="P7">Una propiedad precioRaton</text:p>
        </text:list-item>
        <text:list-item>
          <text:p text:style-name="P7">Un método imprimirCaracteristicas() que muestre UNA característica de cada componente.</text:p>
        </text:list-item>
        <text:list-item>
          <text:p text:style-name="P7">Un método precioTotal() que obtiene el precio total del equipo.</text:p>
        </text:list-item>
      </text:list>
      <text:p text:style-name="Standard"/>
      <text:p text:style-name="P1"><text:tab/>Y permita crear un objeto de tipo ordenador solicitando todos los datos por pantalla/teclado y muestre las características del equipo y su precio total haciendo uso de sus métodos.</text:p>
      <text:p text:style-name="P1"/>
      <text:p text:style-name="P1"><text:tab/>Usando un for mostrar todas las propiedades del objeto.</text:p>
      <text:p text:style-name="P2">2. <text:span text:style-name="T1">(2,7 puntos)</text:span><text:tab/>Hacer un programa que permita introducir por cada provincia y mes el número de vehículos nuevos matriculados y el número de vehículos dados de baja y visualice los nombres de las provincias ordenado descendentemente por crecimiento neto (altas - bajas) anual, teniendo en cuenta:</text:p>
      <text:p text:style-name="P1"/>
      <text:list xml:id="list1900805933" text:style-name="L6">
        <text:list-item>
          <text:p text:style-name="P8">Debe crearse una tabla fija con los nombres de las provincias (Alava, Albacete, Alicante, Almería, … Zamora, Zaragoza) y otra con los meses.</text:p>
        </text:list-item>
        <text:list-item>
          <text:p text:style-name="P8">Los datos que introduzca el usuario se almacenarán TODOS y en una única tabla.</text:p>
        </text:list-item>
        <text:list-item>
          <text:p text:style-name="P8">Puede presuponerse que el usuario introduce los datos que se le piden correctamente.</text:p>
        </text:list-item>
      </text:list>
      <text:p text:style-name="P1"/>
      <text:p text:style-name="P1">3. <text:span text:style-name="T1">(1,2 puntos)</text:span><text:tab/>Hacer un programa que pida el año con cuatro dígitos, el mes con dos y el día con otros dos y muestre el día de la semana (Lunes, Martes, …) que corresponde. El programa comprobará:</text:p>
      <text:p text:style-name="P1"/>
      <text:list xml:id="list301966329" text:style-name="L7">
        <text:list-item>
          <text:p text:style-name="P9">Que los datos introducidos son números.</text:p>
        </text:list-item>
        <text:list-item>
          <text:p text:style-name="P9">Que el año está comprendido entre 1950 y 2015, ambos incluidos.</text:p>
        </text:list-item>
        <text:list-item>
          <text:p text:style-name="P9">Que el mes está comprendido entre 1 y 12.</text:p>
        </text:list-item>
        <text:list-item>
          <text:p text:style-name="P9">Que el día está comprendido entre 1 y 31.</text:p>
        </text:list-item>
      </text:list>
      <text:p text:style-name="P1"/>
      <text:p text:style-name="P1"><text:tab/>Si los datos introducidos son erróneos se mostrará un mensaje de error y se volverá a pedir el dato.</text:p>
      <text:p text:style-name="P1"/>
      <text:p text:style-name="P1">4. <text:span text:style-name="T1">(1,0 puntos)</text:span><text:tab/>Hacer un programa que muestre un cronómetro como título de la página. Hacer uso del reloj del sistema, no de un contador.</text:p>
      <text:p text:style-name="P1"/>
      <text:p text:style-name="P1">5. <text:span text:style-name="T1">(0,8 puntos)</text:span><text:tab/>Hacer un programa que pida una cadena de caracteres y muestre los DNI's válidos que forman parte de la cadena teniendo en cuenta que son válidos aquellos que:</text:p>
      <text:p text:style-name="P1"/>
      <text:list xml:id="list1307631570" text:style-name="L8">
        <text:list-item>
          <text:p text:style-name="P10">Tienen 8 dígitos siendo el primero menor de 8.</text:p>
        </text:list-item>
        <text:list-item>
          <text:p text:style-name="P10">A continuación de los números va un guión o un espacio y una letra.</text:p>
        </text:list-item>
      </text:list>
      <text:p text:style-name="P1"/>
      <text:p text:style-name="P1">6. <text:span text:style-name="T1">(1,6 puntos)</text:span><text:tab/>Hacer una página que abra otra teniendo en cuenta:</text:p>
      <text:p text:style-name="P1"/>
      <text:list xml:id="list957138183" text:style-name="L9">
        <text:list-item>
          <text:p text:style-name="P11">La página padre tendrá cuatro enlaces que permitirán:</text:p>
        </text:list-item>
      </text:list>
      <text:list xml:id="list1323457961" text:style-name="L10">
        <text:list-item>
          <text:list>
            <text:list-item>
              <text:p text:style-name="P12">Introducir las dimensiones (en px) de la ventana hija (ancho y alto) y su posición inicial (horizontal y vertical). Por defecto será: 300 ancho, 150 alto, 400 horiz. y 200 vetrtical.</text:p>
            </text:list-item>
            <text:list-item>
              <text:p text:style-name="P12">Iniciar <text:s/>el movimiento de la ventana hija.</text:p>
            </text:list-item>
            <text:list-item>
              <text:p text:style-name="P12">Parar el movimiento de la ventana hija.</text:p>
            </text:list-item>
            <text:list-item>
              <text:p text:style-name="P12">Cerrar la ventana hija</text:p>
            </text:list-item>
          </text:list>
        </text:list-item>
      </text:list>
      <text:list xml:id="list428784401" text:continue-list="list957138183" text:style-name="L9">
        <text:list-item>
          <text:p text:style-name="P11">El movimiento de la ventana hija será oscilatorio vertical hasta 20 puntos arriba y abajo de de su posición original.</text:p>
        </text:list-item>
        <text:list-item>
          <text:p text:style-name="P11">La ventana hija se moverá de un punto al siguiente con un intervalo de 100 milisegundo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4-01-15T09:44:37</dc:date>
    <dc:creator>santiago </dc:creator>
    <meta:editing-duration>PT1H43M23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51" meta:word-count="549" meta:character-count="3226" meta:non-whitespace-character-count="2750"/>
  </office:meta>
</office:document-meta>
</file>